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>
      <style:text-properties fo:font-size="12pt" style:font-size-asian="12pt" style:font-size-complex="12pt"/>
    </style:style>
    <style:style style:name="P2" style:family="paragraph" style:parent-style-name="List_20_Paragraph">
      <style:paragraph-properties fo:margin-left="0.75in" fo:margin-right="0in" fo:margin-top="0in" fo:margin-bottom="0in" loext:contextual-spacing="true" fo:line-height="100%" fo:text-indent="0in" style:auto-text-indent="false">
        <style:tab-stops>
          <style:tab-stop style:position="0.8126in"/>
        </style:tab-stops>
      </style:paragraph-properties>
      <style:text-properties fo:color="#000000" fo:font-size="12pt" style:font-size-asian="12pt" style:font-name-complex="Arial" style:font-size-complex="12pt"/>
    </style:style>
    <style:style style:name="P3" style:family="paragraph" style:parent-style-name="List_20_Paragraph">
      <style:paragraph-properties fo:margin-left="1.5in" fo:margin-right="0in" fo:text-indent="0in" style:auto-text-indent="false"/>
      <style:text-properties fo:color="#000000" fo:font-size="12pt" style:font-size-asian="12pt" style:font-name-complex="Arial" style:font-size-complex="12pt"/>
    </style:style>
    <style:style style:name="P4" style:family="paragraph" style:parent-style-name="List_20_Paragraph">
      <style:paragraph-properties fo:margin-left="0in" fo:margin-right="0in" fo:text-indent="0in" style:auto-text-indent="false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rsid="000acd6d" officeooo:paragraph-rsid="000acd6d" style:font-size-asian="12pt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font-size="12pt" officeooo:rsid="00091319" officeooo:paragraph-rsid="00091319" style:font-size-asian="12pt" style:font-size-complex="12pt"/>
    </style:style>
    <style:style style:name="P13" style:family="paragraph" style:parent-style-name="List_20_Paragraph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fo:color="#000000" fo:font-size="12pt" officeooo:rsid="000d0854" officeooo:paragraph-rsid="000d0854" style:font-size-asian="12pt" style:font-name-complex="Arial" style:font-size-complex="12pt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style:page-number="auto"/>
    </style:style>
    <style:style style:name="P15" style:family="paragraph" style:parent-style-name="List_20_Paragraph" style:list-style-name="WWNum1"/>
    <style:style style:name="P16" style:family="paragraph" style:parent-style-name="List_20_Paragraph" style:list-style-name="WWNum1">
      <style:text-properties officeooo:rsid="000bc2dc" officeooo:paragraph-rsid="000bc2dc"/>
    </style:style>
    <style:style style:name="P17" style:family="paragraph" style:parent-style-name="List_20_Paragraph" style:list-style-name="WWNum1">
      <style:paragraph-properties fo:break-before="page"/>
    </style:style>
    <style:style style:name="P18" style:family="paragraph" style:parent-style-name="List_20_Paragraph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fo:color="#000000" fo:font-size="12pt" officeooo:rsid="000d37cd" officeooo:paragraph-rsid="000d37cd" style:font-size-asian="12pt" style:font-name-complex="Arial" style:font-size-complex="12pt"/>
    </style:style>
    <style:style style:name="P19" style:family="paragraph" style:parent-style-name="List_20_Paragraph" style:list-style-name="WWNum3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fo:color="#000000" fo:font-size="12pt" officeooo:rsid="001117a2" officeooo:paragraph-rsid="001117a2" style:font-size-asian="12pt" style:font-name-complex="Arial" style:font-size-complex="12pt"/>
    </style:style>
    <style:style style:name="P20" style:family="paragraph" style:parent-style-name="List_20_Paragraph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officeooo:paragraph-rsid="001117a2"/>
    </style:style>
    <style:style style:name="P21" style:family="paragraph" style:parent-style-name="List_20_Paragraph" style:list-style-name="WWNum3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officeooo:paragraph-rsid="001117a2"/>
    </style:style>
    <style:style style:name="P22" style:family="paragraph" style:parent-style-name="List_20_Paragraph" style:list-style-name="WWNum3">
      <style:paragraph-properties fo:margin-left="0.75in" fo:margin-right="0in" fo:margin-top="0in" fo:margin-bottom="0in" loext:contextual-spacing="true" fo:line-height="100%" fo:text-indent="-0.25in" style:auto-text-indent="false">
        <style:tab-stops>
          <style:tab-stop style:position="0.8126in"/>
        </style:tab-stops>
      </style:paragraph-properties>
      <style:text-properties officeooo:paragraph-rsid="000d0854"/>
    </style:style>
    <style:style style:name="P23" style:family="paragraph" style:parent-style-name="List_20_Paragraph">
      <style:paragraph-properties fo:margin-left="0.5in" fo:margin-right="0in" fo:margin-top="0in" fo:margin-bottom="0in" loext:contextual-spacing="true" fo:line-height="100%" fo:text-indent="0in" style:auto-text-indent="false">
        <style:tab-stops>
          <style:tab-stop style:position="0.8126in"/>
        </style:tab-stops>
      </style:paragraph-properties>
      <style:text-properties officeooo:rsid="001117a2" officeooo:paragraph-rsid="001117a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officeooo:rsid="00091319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91319" style:font-size-asian="12pt" style:font-size-complex="12pt"/>
    </style:style>
    <style:style style:name="T5" style:family="text">
      <style:text-properties fo:font-size="12pt" officeooo:rsid="000acd6d" style:font-size-asian="12pt" style:font-size-complex="12pt"/>
    </style:style>
    <style:style style:name="T6" style:family="text">
      <style:text-properties fo:font-size="12pt" officeooo:rsid="000bc2dc" style:font-size-asian="12pt" style:font-size-complex="12pt"/>
    </style:style>
    <style:style style:name="T7" style:family="text">
      <style:text-properties fo:font-size="12pt" officeooo:rsid="000d0854" style:font-size-asian="12pt" style:font-size-complex="12pt"/>
    </style:style>
    <style:style style:name="T8" style:family="text">
      <style:text-properties fo:color="#000000" fo:font-size="12pt" style:font-size-asian="12pt" style:font-name-complex="Arial" style:font-size-complex="12pt"/>
    </style:style>
    <style:style style:name="T9" style:family="text">
      <style:text-properties fo:color="#000000" fo:font-size="12pt" officeooo:rsid="000d0854" style:font-size-asian="12pt" style:font-name-complex="Arial" style:font-size-complex="12pt"/>
    </style:style>
    <style:style style:name="T10" style:family="text">
      <style:text-properties fo:color="#000000" fo:font-size="12pt" officeooo:rsid="001117a2" style:font-size-asian="12pt" style:font-name-complex="Arial" style:font-size-complex="12pt"/>
    </style:style>
    <style:style style:name="T11" style:family="text">
      <style:text-properties fo:color="#000000" fo:font-size="12pt" officeooo:rsid="000d37cd" style:font-size-asian="12pt" style:font-name-complex="Arial" style:font-size-complex="12pt"/>
    </style:style>
    <style:style style:name="T12" style:family="text">
      <style:text-properties officeooo:rsid="000d37cd"/>
    </style:style>
    <style:style style:name="T13" style:family="text">
      <style:text-properties officeooo:rsid="0010066a"/>
    </style:style>
    <style:style style:name="T14" style:family="text">
      <style:text-properties officeooo:rsid="001117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Usability Test: </text:span><text:span text:style-name="T2">Knight Bites</text:span></text:p>
      <text:p text:style-name="P10"><text:span text:style-name="T4">Fall</text:span><text:span text:style-name="T3">, 20</text:span><text:span text:style-name="T4">21</text:span></text:p>
      <text:p text:style-name="P12">Aayam Shrestha, Anjana Sainju, Charles Duimstra, and Ifeanyi Onyeanakwe</text:p>
      <text:p text:style-name="P11"/>
      <text:p text:style-name="P11"/>
      <text:p text:style-name="P9">Introduction</text:p>
      <text:p text:style-name="Standard"><text:span text:style-name="T3">Thank you for agreeing to do this usability test for the </text:span><text:span text:style-name="T4">Knight Bites App</text:span><text:span text:style-name="T3"> <text:s/></text:span><text:span text:style-name="T4">Our team</text:span><text:span text:style-name="T3"> would like to see first-hand what it’s like for real people to use the </text:span><text:span text:style-name="T5">app</text:span><text:span text:style-name="T3">, which we hope will </text:span><text:span text:style-name="T5">allow </text:span><text:span text:style-name="T3">us improve the </text:span><text:span text:style-name="T5">app</text:span><text:span text:style-name="T3">. <text:s/></text:span></text:p>
      <text:p text:style-name="Standard"><text:span text:style-name="T3">We’re testing the </text:span><text:span text:style-name="T5">app</text:span><text:span text:style-name="T3">, not you. <text:s/>You can’t do anything wrong here. <text:s/>We want to hear exactly what you think about the site. <text:s/>Be honest and don’t worry about hurting our feelings. <text:s/>That will help us find problems that exist and will help us fix them.</text:span></text:p>
      <text:p text:style-name="P7">For the test, we’ll ask you to do certain tasks and we’d like you to think out loud while you’re doing them. <text:s/>If you have questions, just ask. <text:s/>If you have comments, go ahead and say them. <text:s/>We’ll record your comments, but won’t make them public. <text:s/>If, for any reason, you’d like to quit this test, then just say so.</text:p>
      <text:p text:style-name="P7"/>
      <text:p text:style-name="P9">Background Questions</text:p>
      <text:p text:style-name="Standard"><text:span text:style-name="T3">We presume that you’re a C</text:span><text:span text:style-name="T5">alvin Student who regularly eats.</text:span></text:p>
      <text:p text:style-name="P8">How frequently do you eat at restaurants or off-campus? How often do you want to?</text:p>
      <text:p text:style-name="P7">Before we begin, do you have any questions for me?</text:p>
      <text:p text:style-name="P7"><text:bookmark text:name="_GoBack"/></text:p>
      <text:p text:style-name="P9">The Test</text:p>
      <text:list xml:id="list2735166613" text:style-name="WWNum1">
        <text:list-item>
          <text:p text:style-name="P15"><text:span text:style-name="T3">Reactions to the </text:span><text:span text:style-name="T6">login page – What buttons do you notice? Does anything seem weird? Does it catch your attention?</text:span></text:p>
        </text:list-item>
        <text:list-item>
          <text:p text:style-name="P16"><text:span text:style-name="T6">L</text:span><text:span text:style-name="T3">ogin – Log in to the page using dummy credentials. </text:span></text:p>
        </text:list-item>
      </text:list>
      <text:p text:style-name="P7"/>
      <text:list xml:id="list163159673206323" text:continue-numbering="true" text:style-name="WWNum1">
        <text:list-item>
          <text:p text:style-name="P17"><text:span text:style-name="T8">General tasks - </text:span><text:span text:style-name="T3">I’ll ask you to do some of the following tasks, depending upon how much time we have together:</text:span></text:p>
        </text:list-item>
      </text:list>
      <text:p text:style-name="P2"/>
      <text:list xml:id="list178435993" text:style-name="WWNum3">
        <text:list-item>
          <text:p text:style-name="P19">Find an event at Culver’s.</text:p>
          <text:p text:style-name="P19"/>
        </text:list-item>
        <text:list-item>
          <text:p text:style-name="P22"><text:span text:style-name="T10">Find more information about this event</text:span><text:span text:style-name="T9"> </text:span><text:span text:style-name="T11">(can you tell where and when the event is happening?)</text:span><text:span text:style-name="T9">. </text:span></text:p>
        </text:list-item>
      </text:list>
      <text:p text:style-name="P3"/>
      <text:list xml:id="list163158310168267" text:continue-numbering="true" text:style-name="WWNum3">
        <text:list-item>
          <text:p text:style-name="P21"><text:span text:style-name="T10">Now</text:span><text:span text:style-name="T9"> “sign up” for </text:span><text:span text:style-name="T10">the</text:span><text:span text:style-name="T9"> event. <text:line-break/></text:span></text:p>
        </text:list-item>
        <text:list-item>
          <text:p text:style-name="P19">Try creating a post.</text:p>
        </text:list-item>
      </text:list>
      <text:p text:style-name="P13"/>
      <text:p text:style-name="P18"><text:span text:style-name="T13">d</text:span><text:tab/>Try to find the restaurant list.</text:p>
      <text:p text:style-name="P18"/>
      <text:p text:style-name="P20"><text:span text:style-name="T10">e<text:tab/>Try to find the discount card.</text:span></text:p>
      <text:p text:style-name="P20"><text:span text:style-name="T10"/></text:p>
      <text:p text:style-name="P23"><text:span text:style-name="T10"/></text:p>
      <text:p text:style-name="P1"/>
      <text:list xml:id="list163159536870774" text:continue-list="list163159673206323" text:style-name="WWNum1">
        <text:list-item>
          <text:p text:style-name="P15"><text:span text:style-name="T8">Final observations – Do you have any final observations on the </text:span><text:span text:style-name="T9">app</text:span><text:span text:style-name="T8">? Would you consider using it?</text:span></text:p>
        </text:list-item>
      </text:list>
      <text:p text:style-name="P1"/>
      <text:p text:style-name="P6">Thanks</text:p>
      <text:p text:style-name="P5"/>
      <text:p text:style-name="P4"><text:span text:style-name="T3">Many thanks for your willingness to help us test the </text:span><text:span text:style-name="T7">Knight Bites App</text:span><text:span text:style-name="T3">. <text:s/>The </text:span><text:span text:style-name="T7">app</text:span><text:span text:style-name="T3"> is </text:span><text:span text:style-name="T7">completely</text:span><text:span text:style-name="T3"> new, so we appreciate your help in fixing it up.</text:span></text:p>
      <text:p text:style-name="P5"/>
      <text:p text:style-name="P4"><text:span text:style-name="T3">We’ll contact you soon with a summary of what we found and how we hope to use it to improve the </text:span><text:span text:style-name="T7">app</text:span><text:span text:style-name="T3">. <text:s/>We’ll keep the data from </text:span><text:span text:style-name="T7">this</text:span><text:span text:style-name="T3"> individual session private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formation Technology</meta:initial-creator>
    <meta:editing-cycles>11</meta:editing-cycles>
    <meta:print-date>2007-11-26T15:55:00</meta:print-date>
    <meta:creation-date>2008-05-01T13:04:00</meta:creation-date>
    <dc:date>2021-11-29T16:31:23.970059614</dc:date>
    <meta:editing-duration>PT29M24S</meta:editing-duration>
    <meta:generator>LibreOffice/6.4.7.2$Linux_X86_64 LibreOffice_project/40$Build-2</meta:generator>
    <meta:document-statistic meta:table-count="0" meta:image-count="0" meta:object-count="0" meta:page-count="2" meta:paragraph-count="25" meta:word-count="378" meta:character-count="2029" meta:non-whitespace-character-count="1664"/>
    <meta:user-defined meta:name="AppVersion">15.0000</meta:user-defined>
    <meta:user-defined meta:name="Company">Calvin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